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900000029F0828FC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276cm" fo:margin-left="0.328cm" fo:margin-right="8.396cm" table:align="margins" style:shadow="none"/>
    </style:style>
    <style:style style:name="表格1.A" style:family="table-column">
      <style:table-column-properties style:column-width="8.276cm" style:rel-column-width="4692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8.082cm" table:align="margins" style:shadow="none"/>
    </style:style>
    <style:style style:name="表格2.A" style:family="table-column">
      <style:table-column-properties style:column-width="2.367cm" style:rel-column-width="1680*"/>
    </style:style>
    <style:style style:name="表格2.B" style:family="table-column">
      <style:table-column-properties style:column-width="3.501cm" style:rel-column-width="2484*"/>
    </style:style>
    <style:style style:name="表格2.C" style:family="table-column">
      <style:table-column-properties style:column-width="2.214cm" style:rel-column-width="1570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2" style:family="table-cell">
      <style:table-cell-properties style:vertical-align="bottom" fo:padding="0.097cm" fo:border-left="none" fo:border-right="0.002cm solid #000000" fo:border-top="0.002cm solid #000000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text-properties fo:color="#000000" style:font-name-asian="ËÎÌå" style:font-size-asian="9pt"/>
    </style:style>
    <style:style style:name="P5" style:family="paragraph" style:parent-style-name="Table_20_Contents">
      <style:text-properties style:language-asian="zh" style:country-asian="CN"/>
    </style:style>
    <style:style style:name="P6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7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T1" style:family="text">
      <style:text-properties style:font-name="宋体" style:font-name-asian="宋体" style:font-name-complex="宋体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形1" text:anchor-type="paragraph" svg:x="0.64cm" svg:y="1.905cm" svg:width="1.884cm" svg:height="0.868cm" draw:z-index="0"><draw:image xlink:href="Pictures/100000000000005900000029F0828FCC.jpg" xlink:type="simple" xlink:show="embed" xlink:actuate="onLoad"/></draw:frame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row>
                <table:table-cell table:style-name="表格2.A1" table:number-columns-spanned="3" office:value-type="string">
                  <text:p text:style-name="P6">中山市袼美通用电子有限公司</text:p>
                </table:table-cell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Table_20_Contents"/>
                  <text:p text:style-name="Table_20_Contents"/>
                </table:table-cell>
                <table:table-cell table:style-name="表格2.B2" office:value-type="string">
                  <text:p text:style-name="P6">物料标识卡</text:p>
                </table:table-cell>
                <table:table-cell table:style-name="表格2.C2" office:value-type="string">
                  <text:p text:style-name="Table_20_Contents"/>
                </table:table-cell>
              </table:table-row>
              <table:table-row>
                <table:table-cell table:style-name="表格2.A3" office:value-type="string">
                  <text:p text:style-name="P7">供应商/部门</text:p>
                </table:table-cell>
                <table:table-cell table:style-name="表格2.C2" table:number-columns-spanned="2" office:value-type="string">
                  <text:p text:style-name="P8">牧泰莱电路技术有限公司</text:p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订单号</text:p>
                </table:table-cell>
                <table:table-cell table:style-name="表格2.C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任务单号</text:p>
                </table:table-cell>
                <table:table-cell table:style-name="表格2.C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机型</text:p>
                </table:table-cell>
                <table:table-cell table:style-name="表格2.C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物料编号</text:p>
                </table:table-cell>
                <table:table-cell table:style-name="表格2.C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品名</text:p>
                </table:table-cell>
                <table:table-cell table:style-name="表格2.C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规格</text:p>
                </table:table-cell>
                <table:table-cell table:style-name="表格2.C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数量</text:p>
                </table:table-cell>
                <table:table-cell table:style-name="表格2.C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日期</text:p>
                </table:table-cell>
                <table:table-cell table:style-name="表格2.C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表格2.A3" office:value-type="string">
                  <text:p text:style-name="P8">备注</text:p>
                </table:table-cell>
                <table:table-cell table:style-name="表格2.C2" table:number-columns-spanned="2" office:value-type="string">
                  <text:p text:style-name="Table_20_Contents"><text:span text:style-name="T1"><text:s text:c="3"/>REACH: <text:s text:c="7"/>ROHS: <text:s text:c="6"/></text:span></text:p>
                  <text:p text:style-name="P1">其他：___________ <text:s text:c="5"/>QR25</text:p>
                </table:table-cell>
                <table:covered-table-cell/>
              </table:table-row>
            </table:table>
            <text:p text:style-name="P3"/>
          </table:table-cell>
        </table:table-row>
      </table:table>
      <text:p text:style-name="P2"/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6:07:46.21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1" meta:object-count="0" meta:page-count="1" meta:paragraph-count="16" meta:word-count="37" meta:character-count="136"/>
  </office:meta>
</office:document-meta>
</file>